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1">
      <style:text-properties style:text-line-through-style="solid" style:text-line-through-type="single"/>
    </style:style>
    <style:style style:name="P10" style:family="paragraph" style:parent-style-name="Text_20_body" style:list-style-name="L1">
      <style:text-properties style:text-line-through-style="solid" style:text-line-through-type="single" officeooo:rsid="0003f1a7" officeooo:paragraph-rsid="0003f1a7"/>
    </style:style>
    <style:style style:name="P1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50%" fo:text-indent="0cm" style:auto-text-indent="false" fo:background-color="transparent"/>
    </style:style>
    <style:style style:name="P12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50%" fo:text-indent="0cm" style:auto-text-indent="false" style:page-number="auto" fo:background-color="transparent"/>
    </style:style>
    <style:style style:name="P13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50%" fo:text-indent="0cm" style:auto-text-indent="false" style:page-number="auto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fo:font-weight="normal" style:font-weight-asian="normal" style:font-weight-complex="normal"/>
    </style:style>
    <style:style style:name="T4" style:family="text">
      <style:text-properties style:text-line-through-style="solid" style:text-line-through-type="single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line-through-style="none" style:text-line-through-type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7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8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8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9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1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✅ <text:span text:style-name="Strong_20_Emphasis">💯 Ultimate C Programming List – 130 Questions</text:span></text:h>
      <text:p text:style-name="Horizontal_20_Line"/>
      <text:h text:style-name="Heading_20_3" text:outline-level="3">🟩 <text:span text:style-name="Strong_20_Emphasis">1. Basics &amp; Number Logic (20 Qs)</text:span></text:h>
      <text:list xml:id="list4144996866" text:style-name="L1">
        <text:list-item>
          <text:p text:style-name="P9">Hello World</text:p>
        </text:list-item>
        <text:list-item>
          <text:p text:style-name="P9">Input/output (int, float, char)</text:p>
        </text:list-item>
        <text:list-item>
          <text:p text:style-name="P9">Add two numbers</text:p>
        </text:list-item>
        <text:list-item>
          <text:p text:style-name="P9">Area of circle</text:p>
        </text:list-item>
        <text:list-item>
          <text:p text:style-name="P9">Area &amp; perimeter of rectangle</text:p>
        </text:list-item>
        <text:list-item>
          <text:p text:style-name="P9">Check even or odd</text:p>
        </text:list-item>
        <text:list-item>
          <text:p text:style-name="P9">Check positive/negative/zero</text:p>
        </text:list-item>
        <text:list-item>
          <text:p text:style-name="P9">Largest among 3 numbers</text:p>
        </text:list-item>
        <text:list-item>
          <text:p text:style-name="P9">Calculator using switch</text:p>
        </text:list-item>
        <text:list-item>
          <text:p text:style-name="P9">Vowel/consonant check</text:p>
        </text:list-item>
        <text:list-item>
          <text:p text:style-name="P9">Sum of N natural numbers</text:p>
        </text:list-item>
        <text:list-item>
          <text:p text:style-name="P9">Factorial using loop</text:p>
        </text:list-item>
        <text:list-item>
          <text:p text:style-name="P9">Multiplication table</text:p>
        </text:list-item>
        <text:list-item>
          <text:p text:style-name="P9">Reverse a number</text:p>
        </text:list-item>
        <text:list-item>
          <text:p text:style-name="P9">Armstrong number</text:p>
        </text:list-item>
        <text:list-item>
          <text:p text:style-name="P1"><text:span text:style-name="Strong_20_Emphasis"><text:span text:style-name="T3">Strong number using loop</text:span></text:span></text:p>
        </text:list-item>
        <text:list-item>
          <text:p text:style-name="P9">Palindrome number</text:p>
        </text:list-item>
        <text:list-item>
          <text:p text:style-name="P9">Fibonacci series</text:p>
        </text:list-item>
        <text:list-item>
          <text:p text:style-name="P9">Sum &amp; count of digits</text:p>
        </text:list-item>
        <text:list-item>
          <text:p text:style-name="P9">Prime numbers in range</text:p>
        </text:list-item>
        <text:list-item>
          <text:p text:style-name="P10">Perfect number</text:p>
        </text:list-item>
      </text:list>
      <text:p text:style-name="Horizontal_20_Line"/>
      <text:h text:style-name="Heading_20_3" text:outline-level="3">🟦 <text:span text:style-name="Strong_20_Emphasis">2. Pattern Programs (13 Qs)</text:span></text:h>
      <text:list xml:id="list3553023804" text:style-name="L2">
        <text:list-item>
          <text:p text:style-name="P2">Left triangle stars</text:p>
        </text:list-item>
        <text:list-item>
          <text:p text:style-name="P2">Inverted triangle</text:p>
        </text:list-item>
        <text:list-item>
          <text:p text:style-name="P2">Number triangle</text:p>
        </text:list-item>
        <text:list-item>
          <text:p text:style-name="P2">Right-aligned triangle</text:p>
        </text:list-item>
        <text:list-item>
          <text:p text:style-name="P2">Right-angled number triangle</text:p>
        </text:list-item>
        <text:list-item>
          <text:p text:style-name="P2"><text:soft-page-break/>Star pyramid</text:p>
        </text:list-item>
        <text:list-item>
          <text:p text:style-name="P2">Number pyramid</text:p>
        </text:list-item>
        <text:list-item>
          <text:p text:style-name="P2">Inverted number pyramid</text:p>
        </text:list-item>
        <text:list-item>
          <text:p text:style-name="P2">Floyd’s triangle</text:p>
        </text:list-item>
        <text:list-item>
          <text:p text:style-name="P2">Pascal’s triangle</text:p>
        </text:list-item>
        <text:list-item>
          <text:p text:style-name="P2">Diamond pattern</text:p>
        </text:list-item>
        <text:list-item>
          <text:p text:style-name="P2">Continuous number triangle</text:p>
        </text:list-item>
        <text:list-item>
          <text:p text:style-name="P2">Alphabet pyramid</text:p>
        </text:list-item>
      </text:list>
      <text:p text:style-name="Horizontal_20_Line"/>
      <text:h text:style-name="Heading_20_3" text:outline-level="3">🟨 <text:span text:style-name="Strong_20_Emphasis">3. Arrays – 1D &amp; 2D (19 Qs)</text:span></text:h>
      <text:list xml:id="list3486049784" text:style-name="L3">
        <text:list-item>
          <text:p text:style-name="P3">Input/output of 1D array</text:p>
        </text:list-item>
        <text:list-item>
          <text:p text:style-name="P3">Sum &amp; average of array</text:p>
        </text:list-item>
        <text:list-item>
          <text:p text:style-name="P3">Max and min in array</text:p>
        </text:list-item>
        <text:list-item>
          <text:p text:style-name="P3"><text:span text:style-name="Strong_20_Emphasis">Bubble sort</text:span></text:p>
        </text:list-item>
        <text:list-item>
          <text:p text:style-name="P3"><text:span text:style-name="Strong_20_Emphasis">Selection sort</text:span></text:p>
        </text:list-item>
        <text:list-item>
          <text:p text:style-name="P3">Merge two arrays</text:p>
        </text:list-item>
        <text:list-item>
          <text:p text:style-name="P3">Add two matrices</text:p>
        </text:list-item>
        <text:list-item>
          <text:p text:style-name="P3">Multiply matrices</text:p>
        </text:list-item>
        <text:list-item>
          <text:p text:style-name="P3">Transpose of matrix Set nth bit</text:p>
        </text:list-item>
        <text:list-item>
          <text:p text:style-name="P3">Count even/odd elements</text:p>
        </text:list-item>
        <text:list-item>
          <text:p text:style-name="P3">Count +ve/–ve/0 in array</text:p>
        </text:list-item>
        <text:list-item>
          <text:p text:style-name="P3">Frequency of elements</text:p>
        </text:list-item>
        <text:list-item>
          <text:p text:style-name="P3">Insert at position</text:p>
        </text:list-item>
        <text:list-item>
          <text:p text:style-name="P3">Delete from position</text:p>
        </text:list-item>
        <text:list-item>
          <text:p text:style-name="P3">Find second largest</text:p>
        </text:list-item>
        <text:list-item>
          <text:p text:style-name="P3">Find duplicates</text:p>
        </text:list-item>
        <text:list-item>
          <text:p text:style-name="P3">Remove duplicates</text:p>
        </text:list-item>
        <text:list-item>
          <text:p text:style-name="P3">Left rotate array</text:p>
        </text:list-item>
        <text:list-item>
          <text:p text:style-name="P3">Right rotate array</text:p>
        </text:list-item>
      </text:list>
      <text:p text:style-name="Horizontal_20_Line"/>
      <text:h text:style-name="Heading_20_3" text:outline-level="3"><text:soft-page-break/>🟪 <text:span text:style-name="Strong_20_Emphasis">4. Strings – Manual Logic + Functions (23 Qs)</text:span></text:h>
      <text:p text:style-name="P12"><text:span text:style-name="Strong_20_Emphasis">Manual Logic (17 Qs):</text:span><text:line-break/>53. String length (manual, no <text:span text:style-name="Source_20_Text">strlen()</text:span>)<text:line-break/>54. Manual copy of string<text:line-break/>55. Manual comparison<text:line-break/>56. Manual concatenation<text:line-break/>57. Manual reverse<text:line-break/>58. Palindrome string<text:line-break/>59. Count vowels/consonants/digits/spaces<text:line-break/>60. Word count in a string<text:line-break/>61. Lowercase to uppercase<text:line-break/>62. Uppercase to lowercase<text:line-break/>63. Capitalize first letter of each word<text:line-break/>64. Count alphabets/digits/special characters<text:line-break/>65. Reverse each word in a sentence<text:line-break/>66. Remove extra space <text:span text:style-name="T4">Check if +ve or –ve </text:span>s<text:line-break/>67. Remove vowels<text:line-break/>68. Check if substring exists<text:line-break/>69. Frequency of characters</text:p>
      <text:p text:style-name="P11"><text:span text:style-name="Strong_20_Emphasis">Using String Functions (6 Qs):</text:span><text:line-break/>70. Use <text:span text:style-name="Source_20_Text">strlen()</text:span><text:line-break/>71. Use <text:span text:style-name="Source_20_Text">strcpy()</text:span><text:line-break/>72. Use <text:span text:style-name="Source_20_Text">strcmp()</text:span><text:line-break/>73. Use <text:span text:style-name="Source_20_Text">strcat()</text:span><text:line-break/>74. Use <text:span text:style-name="Source_20_Text">strrev()</text:span> <text:span text:style-name="Emphasis">(if available)</text:span><text:line-break/>75. Use <text:span text:style-name="Source_20_Text">strstr()</text:span></text:p>
      <text:p text:style-name="Horizontal_20_Line"/>
      <text:h text:style-name="Heading_20_3" text:outline-level="3">🟧 <text:span text:style-name="Strong_20_Emphasis">5. Functions (5 Qs)</text:span></text:h>
      <text:list xml:id="list3910381571" text:style-name="L4">
        <text:list-item>
          <text:p text:style-name="P4">Sum of two numbers using function</text:p>
        </text:list-item>
        <text:list-item>
          <text:p text:style-name="P4">Factorial using function</text:p>
        </text:list-item>
        <text:list-item>
          <text:p text:style-name="P4">Prime check using function</text:p>
        </text:list-item>
        <text:list-item>
          <text:p text:style-name="P4">Strong number using function</text:p>
        </text:list-item>
        <text:list-item>
          <text:p text:style-name="P4">Menu-driven calculator using functions</text:p>
        </text:list-item>
      </text:list>
      <text:p text:style-name="Horizontal_20_Line"><text:soft-page-break/></text:p>
      <text:h text:style-name="Heading_20_3" text:outline-level="3">🟥 <text:span text:style-name="Strong_20_Emphasis">6. Recursion (7 Qs)</text:span></text:h>
      <text:list xml:id="list534574118" text:style-name="L5">
        <text:list-item>
          <text:p text:style-name="P5">Factorial (recursion)</text:p>
        </text:list-item>
        <text:list-item>
          <text:p text:style-name="P5">Fibonacci (recursion)</text:p>
        </text:list-item>
        <text:list-item>
          <text:p text:style-name="P5">Armstrong (recursion)</text:p>
        </text:list-item>
        <text:list-item>
          <text:p text:style-name="P5">Strong (recursion)</text:p>
        </text:list-item>
        <text:list-item>
          <text:p text:style-name="P5">Palindrome (recursion)</text:p>
        </text:list-item>
        <text:list-item>
          <text:p text:style-name="P5">GCD using recursion</text:p>
        </text:list-item>
        <text:list-item>
          <text:p text:style-name="P5">Perfect number using recursion</text:p>
        </text:list-item>
      </text:list>
      <text:p text:style-name="Horizontal_20_Line"/>
      <text:h text:style-name="Heading_20_3" text:outline-level="3">🟫 <text:span text:style-name="Strong_20_Emphasis">7. Pointers (10 Qs)</text:span></text:h>
      <text:list xml:id="list1745715024" text:style-name="L6">
        <text:list-item>
          <text:p text:style-name="P6">Address and value using pointers</text:p>
        </text:list-item>
        <text:list-item>
          <text:p text:style-name="P6">Swap using pointers</text:p>
        </text:list-item>
        <text:list-item>
          <text:p text:style-name="P6">Traverse array with pointer</text:p>
        </text:list-item>
        <text:list-item>
          <text:p text:style-name="P6">Traverse string with pointer</text:p>
        </text:list-item>
        <text:list-item>
          <text:p text:style-name="P6">Double pointer example</text:p>
        </text:list-item>
        <text:list-item>
          <text:p text:style-name="P6">Array of pointers to strings</text:p>
        </text:list-item>
        <text:list-item>
          <text:p text:style-name="P6">Pointer to array</text:p>
        </text:list-item>
        <text:list-item>
          <text:p text:style-name="P6">Pointer arithmetic</text:p>
        </text:list-item>
        <text:list-item>
          <text:p text:style-name="P6">Pointer to string array</text:p>
        </text:list-item>
        <text:list-item>
          <text:p text:style-name="P6">Pointer as function argument</text:p>
        </text:list-item>
      </text:list>
      <text:p text:style-name="Horizontal_20_Line"/>
      <text:h text:style-name="Heading_20_3" text:outline-level="3">🟩 <text:span text:style-name="Strong_20_Emphasis">8. DMA – Dynamic Memory Allocation (7 Qs)</text:span></text:h>
      <text:list xml:id="list79088430" text:style-name="L7">
        <text:list-item>
          <text:p text:style-name="P7">Allocate memory using <text:span text:style-name="Source_20_Text">malloc()</text:span></text:p>
        </text:list-item>
        <text:list-item>
          <text:p text:style-name="P7">Allocate array &amp; calculate sum</text:p>
        </text:list-item>
        <text:list-item>
          <text:p text:style-name="P7">Use <text:span text:style-name="Source_20_Text">calloc()</text:span> and find average</text:p>
        </text:list-item>
        <text:list-item>
          <text:p text:style-name="P7">Use <text:span text:style-name="Source_20_Text">realloc()</text:span> to resize</text:p>
        </text:list-item>
        <text:list-item>
          <text:p text:style-name="P7">Free memory with <text:span text:style-name="Source_20_Text">free()</text:span></text:p>
        </text:list-item>
        <text:list-item>
          <text:p text:style-name="P7">Bubble sort using DMA</text:p>
        </text:list-item>
        <text:list-item>
          <text:p text:style-name="P7">Selection sort using DMA</text:p>
        </text:list-item>
      </text:list>
      <text:p text:style-name="Horizontal_20_Line"/>
      <text:h text:style-name="Heading_20_3" text:outline-level="3"><text:soft-page-break/>🟦 <text:span text:style-name="Strong_20_Emphasis">9. Bitwise Operators (16 Qs)</text:span></text:h>
      <text:p text:style-name="P12"><text:span text:style-name="Strong_20_Emphasis">Basic (5 Qs):</text:span><text:line-break/>105. <text:span text:style-name="T2">Even or odd using </text:span><text:span text:style-name="Source_20_Text"><text:span text:style-name="T2">&amp;</text:span></text:span><text:line-break/>106. <text:span text:style-name="T2">Swap using XOR</text:span><text:line-break/>107. <text:span text:style-name="T2">Count set bits</text:span><text:line-break/>108. Multiply by 2 using <text:span text:style-name="Source_20_Text">&lt;&lt;</text:span><text:line-break/>109. Divide by 2 using <text:span text:style-name="Source_20_Text">&gt;&gt;</text:span></text:p>
      <text:p text:style-name="P11"><text:span text:style-name="Strong_20_Emphasis">Advanced (5 Qs):</text:span><text:line-break/>110. <text:span text:style-name="T2">Uppercase ↔ lowercase using OR</text:span><text:line-break/>111. <text:span text:style-name="T2">Set nth bit</text:span><text:line-break/>112. <text:span text:style-name="T2">Clear nth bit</text:span><text:line-break/>113. <text:span text:style-name="T2">Toggle nth bit</text:span><text:line-break/>114.<text:span text:style-name="T2"> Reverse bits of integer</text:span></text:p>
      <text:p text:style-name="P11"><text:span text:style-name="Strong_20_Emphasis">Logic-Based (6 Qs):</text:span><text:line-break/><text:span text:style-name="T7">115. </text:span><text:span text:style-name="T2">Add without </text:span><text:span text:style-name="Source_20_Text"><text:span text:style-name="T2">+</text:span></text:span><text:span text:style-name="T7"><text:line-break/>116. Subtract without </text:span><text:span text:style-name="Source_20_Text"><text:span text:style-name="T7">-</text:span></text:span><text:line-break/>117. Power of 2 check<text:line-break/>118. <text:span text:style-name="T4">Check if +ve or –ve</text:span><text:line-break/>119. Multiply by 2ⁿ<text:line-break/>120. Divide by 2ⁿ</text:p>
      <text:p text:style-name="Horizontal_20_Line"/>
      <text:h text:style-name="Heading_20_3" text:outline-level="3">🟪 <text:span text:style-name="Strong_20_Emphasis">10. Command Line Arguments (CLA) (10 Qs)</text:span></text:h>
      <text:list xml:id="list872853435" text:style-name="L8">
        <text:list-item>
          <text:p text:style-name="P8">Print all arguments</text:p>
        </text:list-item>
        <text:list-item>
          <text:p text:style-name="P8">Sum of two numbers using CLA</text:p>
        </text:list-item>
        <text:list-item>
          <text:p text:style-name="P8">Count number of arguments</text:p>
        </text:list-item>
        <text:list-item>
          <text:p text:style-name="P8">Multiply all numeric arguments</text:p>
        </text:list-item>
        <text:list-item>
          <text:p text:style-name="P8">Reverse each CLA word</text:p>
        </text:list-item>
        <text:list-item>
          <text:p text:style-name="P8">Check if CLA word is palindrome</text:p>
        </text:list-item>
        <text:list-item>
          <text:p text:style-name="P8">Sort CLA strings alphabetically</text:p>
        </text:list-item>
        <text:list-item>
          <text:p text:style-name="P8">Count character frequency in CLA</text:p>
        </text:list-item>
        <text:list-item>
          <text:p text:style-name="P8">Validate if all args are numeric</text:p>
        </text:list-item>
        <text:list-item>
          <text:p text:style-name="P8">Sum only even numbers from CLA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4T13:57:10.832328545</meta:creation-date>
    <dc:date>2025-07-04T16:49:30.727869959</dc:date>
    <meta:editing-duration>PT6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108" meta:word-count="673" meta:character-count="3777" meta:non-whitespace-character-count="3301"/>
  </office:meta>
</office:document-meta>
</file>